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3f8f5" officeooo:paragraph-rsid="0013f8f5"/>
    </style:style>
    <style:style style:name="P2" style:family="paragraph" style:parent-style-name="Heading_20_2">
      <style:text-properties officeooo:rsid="0013f8f5" officeooo:paragraph-rsid="0013f8f5"/>
    </style:style>
    <style:style style:name="P3" style:family="paragraph" style:parent-style-name="Standard">
      <style:text-properties officeooo:rsid="0013e79c" officeooo:paragraph-rsid="0013e79c"/>
    </style:style>
    <style:style style:name="P4" style:family="paragraph" style:parent-style-name="Text_20_body">
      <style:text-properties officeooo:rsid="00123b63" officeooo:paragraph-rsid="00123b63"/>
    </style:style>
    <style:style style:name="P5" style:family="paragraph" style:parent-style-name="Text_20_body">
      <style:text-properties officeooo:rsid="0013f8f5" officeooo:paragraph-rsid="0013f8f5"/>
    </style:style>
    <style:style style:name="P6" style:family="paragraph" style:parent-style-name="Text_20_body">
      <style:text-properties fo:font-weight="bold" officeooo:rsid="0013f8f5" officeooo:paragraph-rsid="0013f8f5" style:font-weight-asian="bold" style:font-weight-complex="bold"/>
    </style:style>
    <style:style style:name="P7" style:family="paragraph" style:parent-style-name="Text_20_body" style:list-style-name="L1">
      <style:text-properties officeooo:rsid="0015e3d1" officeooo:paragraph-rsid="0015e3d1"/>
    </style:style>
    <style:style style:name="P8" style:family="paragraph" style:parent-style-name="Text_20_body" style:list-style-name="L1">
      <style:text-properties officeooo:rsid="00168890" officeooo:paragraph-rsid="00168890"/>
    </style:style>
    <style:style style:name="P9" style:family="paragraph" style:parent-style-name="Text_20_body">
      <style:text-properties fo:font-style="italic" fo:font-weight="bold" officeooo:rsid="00168890" officeooo:paragraph-rsid="00168890" fo:background-color="#ffff00" style:font-style-asian="italic" style:font-weight-asian="bold" style:font-style-complex="italic" style:font-weight-complex="bold"/>
    </style:style>
    <style:style style:name="P10" style:family="paragraph" style:parent-style-name="Text_20_body" style:list-style-name="L1">
      <style:text-properties officeooo:rsid="0017624d" officeooo:paragraph-rsid="0017624d"/>
    </style:style>
    <style:style style:name="P11" style:family="paragraph" style:parent-style-name="Title">
      <style:text-properties officeooo:rsid="00123b63" officeooo:paragraph-rsid="00123b63"/>
    </style:style>
    <style:style style:name="T1" style:family="text">
      <style:text-properties officeooo:rsid="0013f8f5"/>
    </style:style>
    <style:style style:name="T2" style:family="text">
      <style:text-properties officeooo:rsid="0013f8f5" fo:background-color="#ff80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624d" style:font-weight-asian="bold" style:font-weight-complex="bold"/>
    </style:style>
    <style:style style:name="T5" style:family="text">
      <style:text-properties officeooo:rsid="001688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Manuel d’utilisation du site Gabor Bourg-en-bresse</text:p>
      <text:p text:style-name="P4"/>
      <text:p text:style-name="P4">url du site :</text:p>
      <text:p text:style-name="Standard">gabor-bourgenbresse.fr</text:p>
      <text:p text:style-name="P3"><text:a xlink:type="simple" xlink:href="https://gabor-bourgenbresse.fr/" text:style-name="Internet_20_link" text:visited-style-name="Visited_20_Internet_20_Link">https://gabor-bourgenbresse.fr</text:a></text:p>
      <text:p text:style-name="P3"/>
      <text:p text:style-name="P3">url de l’espace d’administration :</text:p>
      <text:p text:style-name="P3"><text:a xlink:type="simple" xlink:href="https://gabor-bourgenbresse.fr/wp-content" text:style-name="Internet_20_link" text:visited-style-name="Visited_20_Internet_20_Link">https://gabor-bourgenbresse.fr/wp-content</text:a></text:p>
      <text:p text:style-name="P3"/>
      <text:p text:style-name="P3">user name :</text:p>
      <text:p text:style-name="P3">gabor</text:p>
      <text:p text:style-name="P3"/>
      <text:p text:style-name="P3">mot de passe : </text:p>
      <text:p text:style-name="P3">gaboradmin</text:p>
      <text:p text:style-name="P3"/>
      <text:p text:style-name="P3"><text:s/>Note : le mot de passe peut être changé <text:span text:style-name="T1">( </text:span><text:span text:style-name="T2"><text:s/>il est actuellement faible </text:span><text:span text:style-name="T1">)</text:span>, l’adresse mail de récupération est : <text:a xlink:type="simple" xlink:href="mailto:gaborshopbourg@gmail.com" text:style-name="Internet_20_link" text:visited-style-name="Visited_20_Internet_20_Link">gaborshopbourg@gmail.com</text:a></text:p>
      <text:p text:style-name="P3"/>
      <text:h text:style-name="P1" text:outline-level="1">Espace de gestion :</text:h>
      <text:p text:style-name="P9">Ce qui suit s’opère a partir de la page de gestion</text:p>
      <text:h text:style-name="P2" text:outline-level="2">General :</text:h>
      <text:p text:style-name="P5">Modifier les parametres du compte (nom d’utilisateur, mot de passe, mail de récupération du mot de passe,…) :</text:p>
      <text:p text:style-name="P6">dans l’espace d’administration, en haut a droite de l’écran, cliquez sur : Bonjour Gabor (bonjour [nom])</text:p>
      <text:h text:style-name="P2" text:outline-level="2">contenu du site :</text:h>
      <text:list xml:id="list407481899" text:style-name="L1">
        <text:list-item>
          <text:p text:style-name="P7"><text:span text:style-name="T3">Ajoutez un article </text:span><text:span text:style-name="T4">(un produit) </text:span><text:span text:style-name="T3">:</text:span> <text:span text:style-name="T5">articles (menu a gauche) &gt; ajouter</text:span></text:p>
          <text:list>
            <text:list-item>
              <text:p text:style-name="P8">dans le champ saississez le titre : entrer le nom de votre articles</text:p>
            </text:list-item>
            <text:list-item>
              <text:p text:style-name="P8">cliquez dans la zone en dessous du titre pour éditer le contenu a afficher</text:p>
            </text:list-item>
            <text:list-item>
              <text:p text:style-name="P10">dans le menu de droite : cliquez sur catégories, puis sur la ou les catégories dans lesquels le produit doit être présenté.</text:p>
            </text:list-item>
            <text:list-item>
              <text:p text:style-name="P10">Dans le menu de droite : image mise en avant &gt; définir l’image mise en avant. Une fois une image inséré, cliquez sur « définir l’image mise en avant »</text:p>
            </text:list-item>
            <text:list-item>
              <text:p text:style-name="P10">une fois l’article prêt : en haut a droite, cliquez sur publier (ou mettre a jour)</text:p>
            </text:list-item>
          </text:list>
        </text:list-item>
      </text:list>
      <text:p text:style-name="P3"><text:soft-page-break/></text:p>
      <text:p text:style-name="P3"/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7T12:30:48.347000000</meta:creation-date>
    <dc:date>2021-10-27T14:03:40.002000000</dc:date>
    <meta:editing-duration>PT22M17S</meta:editing-duration>
    <meta:editing-cycles>3</meta:editing-cycles>
    <meta:generator>LibreOffice/7.0.6.2$Windows_X86_64 LibreOffice_project/144abb84a525d8e30c9dbbefa69cbbf2d8d4ae3b</meta:generator>
    <meta:document-statistic meta:table-count="0" meta:image-count="0" meta:object-count="0" meta:page-count="2" meta:paragraph-count="23" meta:word-count="217" meta:character-count="1244" meta:non-whitespace-character-count="1053"/>
  </office:meta>
</office:document-meta>
</file>